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9.38mm"/>
    </style:style>
    <style:style style:name="co2" style:family="table-column">
      <style:table-column-properties fo:break-before="auto" style:column-width="11.87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53.9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rotation-angle="90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fo:background-color="#ffff99"/>
    </style:style>
    <style:style style:name="ce4" style:family="table-cell" style:parent-style-name="Default">
      <style:table-cell-properties fo:background-color="#cccc99"/>
    </style:style>
    <style:style style:name="ce5" style:family="table-cell" style:parent-style-name="Default">
      <style:table-cell-properties fo:background-color="#ff99ff"/>
    </style:style>
    <style:style style:name="ce6" style:family="table-cell" style:parent-style-name="Default">
      <style:table-cell-properties fo:background-color="#ffff99"/>
      <style:map style:condition="cell-content()=cont" style:apply-style-name="Untitled1" style:base-cell-address="Sheet2.D4"/>
    </style:style>
    <style:style style:name="ce7" style:family="table-cell" style:parent-style-name="Default">
      <style:table-cell-properties fo:background-color="#99ffff"/>
    </style:style>
    <style:style style:name="ce8" style:family="table-cell" style:parent-style-name="Default">
      <style:table-cell-properties fo:background-color="#99ff99"/>
    </style:style>
    <style:style style:name="ce9" style:family="table-cell" style:parent-style-name="Default">
      <style:table-cell-properties fo:background-color="#999966"/>
    </style:style>
    <style:style style:name="ce10" style:family="table-cell" style:parent-style-name="Default">
      <style:table-cell-properties fo:background-color="#ffff99"/>
      <style:text-properties fo:font-style="italic" fo:font-weight="bold" style:font-style-asian="italic" style:font-weight-asian="bold" style:font-style-complex="italic" style:font-weight-complex="bold"/>
    </style:style>
    <style:style style:name="ce11" style:family="table-cell" style:parent-style-name="Default">
      <style:table-cell-properties fo:background-color="#cccc99"/>
      <style:text-properties fo:font-style="italic" fo:font-weight="bold" style:font-style-asian="italic" style:font-weight-asian="bold" style:font-style-complex="italic" style:font-weight-complex="bold"/>
    </style:style>
    <style:style style:name="ce12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number-columns-repeated="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 table:number-columns-spanned="1" table:number-rows-spanned="16">
            <text:p>Card 1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no</text:p>
          </table:table-cell>
          <table:table-cell table:style-name="ce3" office:value-type="string" calcext:value-type="string">
            <text:p>ROSE</text:p>
          </table:table-cell>
          <table:table-cell table:style-name="ce3" office:value-type="string" calcext:value-type="string">
            <text:p>y</text:p>
          </table:table-cell>
          <table:table-cell table:style-name="ce3"/>
          <table:table-cell/>
        </table:table-row>
        <table:table-row table:style-name="ro1">
          <table:covered-table-cell table:style-name="ce1"/>
          <table:table-cell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BULB</text:p>
          </table:table-cell>
          <table:table-cell table:style-name="ce3" office:value-type="string" calcext:value-type="string">
            <text:p>y</text:p>
          </table:table-cell>
          <table:table-cell table:style-name="ce3"/>
          <table:table-cell/>
        </table:table-row>
        <table:table-row table:style-name="ro1">
          <table:covered-table-cell table:style-name="ce1"/>
          <table:table-cell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ROSE</text:p>
          </table:table-cell>
          <table:table-cell table:style-name="ce3" office:value-type="string" calcext:value-type="string">
            <text:p>y</text:p>
          </table:table-cell>
          <table:table-cell table:style-name="ce3"/>
          <table:table-cell/>
        </table:table-row>
        <table:table-row table:style-name="ro1">
          <table:covered-table-cell table:style-name="ce1"/>
          <table:table-cell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6" office:value-type="string" calcext:value-type="string">
            <text:p>CONT</text:p>
          </table:table-cell>
          <table:table-cell table:style-name="ce3" office:value-type="string" calcext:value-type="string">
            <text:p>CRUCIFIX</text:p>
          </table:table-cell>
          <table:table-cell table:style-name="ce3" office:value-type="string" calcext:value-type="string">
            <text:p>y</text:p>
          </table:table-cell>
          <table:table-cell table:style-name="ce3" office:value-type="string" calcext:value-type="string">
            <text:p>gold</text:p>
          </table:table-cell>
          <table:table-cell/>
        </table:table-row>
        <table:table-row table:style-name="ro1">
          <table:covered-table-cell table:style-name="ce1"/>
          <table:table-cell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CONT</text:p>
          </table:table-cell>
          <table:table-cell table:style-name="ce3" office:value-type="string" calcext:value-type="string">
            <text:p>BULB</text:p>
          </table:table-cell>
          <table:table-cell table:style-name="ce3" office:value-type="string" calcext:value-type="string">
            <text:p>y</text:p>
          </table:table-cell>
          <table:table-cell table:style-name="ce3"/>
          <table:table-cell/>
        </table:table-row>
        <table:table-row table:style-name="ro1">
          <table:covered-table-cell table:style-name="ce1"/>
          <table:table-cell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CONT</text:p>
          </table:table-cell>
          <table:table-cell table:style-name="ce3" office:value-type="string" calcext:value-type="string">
            <text:p>NOTHING</text:p>
          </table:table-cell>
          <table:table-cell table:style-name="ce3" office:value-type="string" calcext:value-type="string">
            <text:p>y</text:p>
          </table:table-cell>
          <table:table-cell table:style-name="ce3"/>
          <table:table-cell/>
        </table:table-row>
        <table:table-row table:style-name="ro1">
          <table:covered-table-cell table:style-name="ce1"/>
          <table:table-cell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BOX</text:p>
          </table:table-cell>
          <table:table-cell table:style-name="ce3" office:value-type="string" calcext:value-type="string">
            <text:p>n</text:p>
          </table:table-cell>
          <table:table-cell table:style-name="ce3"/>
          <table:table-cell/>
        </table:table-row>
        <table:table-row table:style-name="ro1">
          <table:covered-table-cell table:style-name="ce1"/>
          <table:table-cell office:value-type="float" office:value="8" calcext:value-type="float">
            <text:p>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BOX</text:p>
          </table:table-cell>
          <table:table-cell table:style-name="ce3" office:value-type="string" calcext:value-type="string">
            <text:p>n</text:p>
          </table:table-cell>
          <table:table-cell table:style-name="ce3"/>
          <table:table-cell/>
        </table:table-row>
        <table:table-row table:style-name="ro1">
          <table:covered-table-cell table:style-name="ce1"/>
          <table:table-cell office:value-type="float" office:value="9" calcext:value-type="float">
            <text:p>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CONT</text:p>
          </table:table-cell>
          <table:table-cell table:style-name="ce3" office:value-type="string" calcext:value-type="string">
            <text:p>ROSE</text:p>
          </table:table-cell>
          <table:table-cell table:style-name="ce3" office:value-type="string" calcext:value-type="string">
            <text:p>y</text:p>
          </table:table-cell>
          <table:table-cell table:style-name="ce3" office:value-type="string" calcext:value-type="string">
            <text:p>no room for cross</text:p>
          </table:table-cell>
          <table:table-cell/>
        </table:table-row>
        <table:table-row table:style-name="ro1">
          <table:covered-table-cell table:style-name="ce1"/>
          <table:table-cell office:value-type="float" office:value="10" calcext:value-type="float">
            <text:p>1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string" calcext:value-type="string">
            <text:p>CONT</text:p>
          </table:table-cell>
          <table:table-cell table:style-name="ce3" office:value-type="string" calcext:value-type="string">
            <text:p>BOX</text:p>
          </table:table-cell>
          <table:table-cell table:style-name="ce3" office:value-type="string" calcext:value-type="string">
            <text:p>y</text:p>
          </table:table-cell>
          <table:table-cell table:style-name="ce3" office:value-type="string" calcext:value-type="string">
            <text:p>a bit erratic!</text:p>
          </table:table-cell>
          <table:table-cell/>
        </table:table-row>
        <table:table-row table:style-name="ro1">
          <table:covered-table-cell table:style-name="ce1"/>
          <table:table-cell office:value-type="float" office:value="11" calcext:value-type="float">
            <text:p>1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CONT</text:p>
          </table:table-cell>
          <table:table-cell table:style-name="ce3" office:value-type="string" calcext:value-type="string">
            <text:p>CRUCIFIX</text:p>
          </table:table-cell>
          <table:table-cell table:style-name="ce3" office:value-type="string" calcext:value-type="string">
            <text:p>y</text:p>
          </table:table-cell>
          <table:table-cell table:style-name="ce10" office:value-type="string" calcext:value-type="string">
            <text:p>jitteryry</text:p>
          </table:table-cell>
          <table:table-cell/>
        </table:table-row>
        <table:table-row table:style-name="ro1">
          <table:covered-table-cell table:style-name="ce1"/>
          <table:table-cell office:value-type="float" office:value="12" calcext:value-type="float">
            <text:p>1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ANENOME</text:p>
          </table:table-cell>
          <table:table-cell table:style-name="ce3" office:value-type="string" calcext:value-type="string">
            <text:p>y</text:p>
          </table:table-cell>
          <table:table-cell table:style-name="ce10" office:value-type="string" calcext:value-type="string">
            <text:p>jitteryry</text:p>
          </table:table-cell>
          <table:table-cell/>
        </table:table-row>
        <table:table-row table:style-name="ro1">
          <table:covered-table-cell table:style-name="ce1"/>
          <table:table-cell office:value-type="float" office:value="13" calcext:value-type="float">
            <text:p>1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string" calcext:value-type="string">
            <text:p>CONT</text:p>
          </table:table-cell>
          <table:table-cell table:style-name="ce3" office:value-type="string" calcext:value-type="string">
            <text:p>CRUCIFIX</text:p>
          </table:table-cell>
          <table:table-cell table:style-name="ce3" office:value-type="string" calcext:value-type="string">
            <text:p>y</text:p>
          </table:table-cell>
          <table:table-cell table:style-name="ce3" office:value-type="string" calcext:value-type="string">
            <text:p>yellow</text:p>
          </table:table-cell>
          <table:table-cell/>
        </table:table-row>
        <table:table-row table:style-name="ro1">
          <table:covered-table-cell table:style-name="ce1"/>
          <table:table-cell office:value-type="float" office:value="14" calcext:value-type="float">
            <text:p>14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CONT</text:p>
          </table:table-cell>
          <table:table-cell table:style-name="ce3" office:value-type="string" calcext:value-type="string">
            <text:p>CRUCIFIX</text:p>
          </table:table-cell>
          <table:table-cell table:style-name="ce3" office:value-type="string" calcext:value-type="string">
            <text:p>y</text:p>
          </table:table-cell>
          <table:table-cell table:style-name="ce3"/>
          <table:table-cell/>
        </table:table-row>
        <table:table-row table:style-name="ro1">
          <table:covered-table-cell table:style-name="ce1"/>
          <table:table-cell office:value-type="float" office:value="15" calcext:value-type="float">
            <text:p>15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ROSE</text:p>
          </table:table-cell>
          <table:table-cell table:style-name="ce3" office:value-type="string" calcext:value-type="string">
            <text:p>y</text:p>
          </table:table-cell>
          <table:table-cell table:style-name="ce3"/>
          <table:table-cell/>
        </table:table-row>
        <table:table-row table:style-name="ro1">
          <table:covered-table-cell table:style-name="ce1"/>
          <table:table-cell office:value-type="float" office:value="16" calcext:value-type="float">
            <text:p>16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ROSE</text:p>
          </table:table-cell>
          <table:table-cell table:style-name="ce3" office:value-type="string" calcext:value-type="string">
            <text:p>y</text:p>
          </table:table-cell>
          <table:table-cell table:style-name="ce3"/>
          <table:table-cell/>
        </table:table-row>
        <table:table-row table:style-name="ro1">
          <table:table-cell table:style-name="ce1" office:value-type="string" calcext:value-type="string" table:number-columns-spanned="1" table:number-rows-spanned="16">
            <text:p>Card 2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16" calcext:value-type="float">
            <text:p>16</text:p>
          </table:table-cell>
          <table:table-cell table:style-name="ce4"/>
          <table:table-cell table:style-name="ce4" office:value-type="string" calcext:value-type="string">
            <text:p>ANENOME</text:p>
          </table:table-cell>
          <table:table-cell table:style-name="ce4" office:value-type="string" calcext:value-type="string">
            <text:p>n</text:p>
          </table:table-cell>
          <table:table-cell table:style-name="ce4"/>
          <table:table-cell table:formula="of:=16*3" office:value-type="float" office:value="48" calcext:value-type="float">
            <text:p>48</text:p>
          </table:table-cell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ROSE</text:p>
          </table:table-cell>
          <table:table-cell table:style-name="ce4" office:value-type="string" calcext:value-type="string">
            <text:p>y</text:p>
          </table:table-cell>
          <table:table-cell table:style-name="ce4"/>
          <table:table-cell/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ANENOME</text:p>
          </table:table-cell>
          <table:table-cell table:style-name="ce4" office:value-type="string" calcext:value-type="string">
            <text:p>n</text:p>
          </table:table-cell>
          <table:table-cell table:style-name="ce4"/>
          <table:table-cell/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string" calcext:value-type="string">
            <text:p>CONT</text:p>
          </table:table-cell>
          <table:table-cell table:style-name="ce4" office:value-type="string" calcext:value-type="string">
            <text:p>ROSE</text:p>
          </table:table-cell>
          <table:table-cell table:style-name="ce4" office:value-type="string" calcext:value-type="string">
            <text:p>y</text:p>
          </table:table-cell>
          <table:table-cell table:style-name="ce4"/>
          <table:table-cell/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string" calcext:value-type="string">
            <text:p>CONT</text:p>
          </table:table-cell>
          <table:table-cell table:style-name="ce4" office:value-type="string" calcext:value-type="string">
            <text:p>BANDAGE</text:p>
          </table:table-cell>
          <table:table-cell table:style-name="ce4" office:value-type="string" calcext:value-type="string">
            <text:p>y</text:p>
          </table:table-cell>
          <table:table-cell table:style-name="ce4"/>
          <table:table-cell/>
        </table:table-row>
        <table:table-row table:style-name="ro1">
          <table:covered-table-cell/>
          <table:table-cell office:value-type="float" office:value="6" calcext:value-type="float">
            <text:p>6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string" calcext:value-type="string">
            <text:p>CONT</text:p>
          </table:table-cell>
          <table:table-cell table:style-name="ce4" office:value-type="string" calcext:value-type="string">
            <text:p>CRUCIFIX</text:p>
          </table:table-cell>
          <table:table-cell table:style-name="ce4" office:value-type="string" calcext:value-type="string">
            <text:p>y</text:p>
          </table:table-cell>
          <table:table-cell table:style-name="ce4" office:value-type="string" calcext:value-type="string">
            <text:p>Working 22 wrong label?</text:p>
          </table:table-cell>
          <table:table-cell/>
        </table:table-row>
        <table:table-row table:style-name="ro1">
          <table:covered-table-cell/>
          <table:table-cell office:value-type="float" office:value="7" calcext:value-type="float">
            <text:p>7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string" calcext:value-type="string">
            <text:p>CONT</text:p>
          </table:table-cell>
          <table:table-cell table:style-name="ce4" office:value-type="string" calcext:value-type="string">
            <text:p>BOX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Working 21</text:p>
          </table:table-cell>
          <table:table-cell/>
        </table:table-row>
        <table:table-row table:style-name="ro1">
          <table:covered-table-cell/>
          <table:table-cell office:value-type="float" office:value="8" calcext:value-type="float">
            <text:p>8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SHIT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Labelled 24</text:p>
          </table:table-cell>
          <table:table-cell/>
        </table:table-row>
        <table:table-row table:style-name="ro1">
          <table:covered-table-cell/>
          <table:table-cell office:value-type="float" office:value="9" calcext:value-type="float">
            <text:p>9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string" calcext:value-type="string">
            <text:p>CONT</text:p>
          </table:table-cell>
          <table:table-cell table:style-name="ce4" office:value-type="string" calcext:value-type="string">
            <text:p>BANDAGE</text:p>
          </table:table-cell>
          <table:table-cell table:style-name="ce4" office:value-type="string" calcext:value-type="string">
            <text:p>y</text:p>
          </table:table-cell>
          <table:table-cell table:style-name="ce4"/>
          <table:table-cell/>
        </table:table-row>
        <table:table-row table:style-name="ro1">
          <table:covered-table-cell/>
          <table:table-cell office:value-type="float" office:value="10" calcext:value-type="float">
            <text:p>10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SHIT</text:p>
          </table:table-cell>
          <table:table-cell table:style-name="ce4" office:value-type="string" calcext:value-type="string">
            <text:p>y</text:p>
          </table:table-cell>
          <table:table-cell table:style-name="ce4"/>
          <table:table-cell/>
        </table:table-row>
        <table:table-row table:style-name="ro1">
          <table:covered-table-cell/>
          <table:table-cell office:value-type="float" office:value="11" calcext:value-type="float">
            <text:p>11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string" calcext:value-type="string">
            <text:p>CONT</text:p>
          </table:table-cell>
          <table:table-cell table:style-name="ce4" office:value-type="string" calcext:value-type="string">
            <text:p>ANENOME</text:p>
          </table:table-cell>
          <table:table-cell table:style-name="ce4" office:value-type="string" calcext:value-type="string">
            <text:p>y</text:p>
          </table:table-cell>
          <table:table-cell table:style-name="ce4" office:value-type="string" calcext:value-type="string">
            <text:p>yellow</text:p>
          </table:table-cell>
          <table:table-cell/>
        </table:table-row>
        <table:table-row table:style-name="ro1">
          <table:covered-table-cell/>
          <table:table-cell office:value-type="float" office:value="12" calcext:value-type="float">
            <text:p>12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ROSE</text:p>
          </table:table-cell>
          <table:table-cell table:style-name="ce4" office:value-type="string" calcext:value-type="string">
            <text:p>y</text:p>
          </table:table-cell>
          <table:table-cell table:style-name="ce4"/>
          <table:table-cell/>
        </table:table-row>
        <table:table-row table:style-name="ro1">
          <table:covered-table-cell/>
          <table:table-cell office:value-type="float" office:value="13" calcext:value-type="float">
            <text:p>13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string" calcext:value-type="string">
            <text:p>CONT</text:p>
          </table:table-cell>
          <table:table-cell table:style-name="ce4" office:value-type="string" calcext:value-type="string">
            <text:p>CRUCIFIX</text:p>
          </table:table-cell>
          <table:table-cell table:style-name="ce4" office:value-type="string" calcext:value-type="string">
            <text:p>y</text:p>
          </table:table-cell>
          <table:table-cell table:style-name="ce4" office:value-type="string" calcext:value-type="string">
            <text:p>erratic check mechanism</text:p>
          </table:table-cell>
          <table:table-cell office:value-type="string" calcext:value-type="string">
            <text:p>yellow</text:p>
          </table:table-cell>
        </table:table-row>
        <table:table-row table:style-name="ro1">
          <table:covered-table-cell/>
          <table:table-cell office:value-type="float" office:value="14" calcext:value-type="float">
            <text:p>14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string" calcext:value-type="string">
            <text:p>CONT</text:p>
          </table:table-cell>
          <table:table-cell table:style-name="ce4" office:value-type="string" calcext:value-type="string">
            <text:p>CRUCIFIX</text:p>
          </table:table-cell>
          <table:table-cell table:style-name="ce4" office:value-type="string" calcext:value-type="string">
            <text:p>y</text:p>
          </table:table-cell>
          <table:table-cell table:style-name="ce4" office:value-type="string" calcext:value-type="string">
            <text:p>r</text:p>
          </table:table-cell>
          <table:table-cell/>
        </table:table-row>
        <table:table-row table:style-name="ro1">
          <table:covered-table-cell/>
          <table:table-cell office:value-type="float" office:value="15" calcext:value-type="float">
            <text:p>15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string" calcext:value-type="string">
            <text:p>CONT</text:p>
          </table:table-cell>
          <table:table-cell table:style-name="ce4" office:value-type="string" calcext:value-type="string">
            <text:p>ANENOME</text:p>
          </table:table-cell>
          <table:table-cell table:style-name="ce4" office:value-type="string" calcext:value-type="string">
            <text:p>y</text:p>
          </table:table-cell>
          <table:table-cell table:style-name="ce11" office:value-type="string" calcext:value-type="string">
            <text:p>twitch</text:p>
          </table:table-cell>
          <table:table-cell/>
        </table:table-row>
        <table:table-row table:style-name="ro1">
          <table:covered-table-cell/>
          <table:table-cell office:value-type="float" office:value="16" calcext:value-type="float">
            <text:p>16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BOX</text:p>
          </table:table-cell>
          <table:table-cell table:style-name="ce4" office:value-type="string" calcext:value-type="string">
            <text:p>y</text:p>
          </table:table-cell>
          <table:table-cell table:style-name="ce4" office:value-type="string" calcext:value-type="string">
            <text:p>Labelled 32</text:p>
          </table:table-cell>
          <table:table-cell/>
        </table:table-row>
        <table:table-row table:style-name="ro1">
          <table:table-cell table:style-name="ce1" office:value-type="string" calcext:value-type="string" table:number-columns-spanned="1" table:number-rows-spanned="16">
            <text:p>Card 3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SHIT</text:p>
          </table:table-cell>
          <table:table-cell table:style-name="ce5" office:value-type="string" calcext:value-type="string">
            <text:p>y</text:p>
          </table:table-cell>
          <table:table-cell table:style-name="ce5" office:value-type="string" calcext:value-type="string">
            <text:p>Labelled 33</text:p>
          </table:table-cell>
          <table:table-cell/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table:style-name="ce5" office:value-type="float" office:value="33" calcext:value-type="float">
            <text:p>33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ROSE</text:p>
          </table:table-cell>
          <table:table-cell table:style-name="ce5" office:value-type="string" calcext:value-type="string">
            <text:p>y</text:p>
          </table:table-cell>
          <table:table-cell table:style-name="ce5" office:value-type="string" calcext:value-type="string">
            <text:p>Workin 33 and 19 at same time!</text:p>
          </table:table-cell>
          <table:table-cell/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table:style-name="ce5" office:value-type="float" office:value="34" calcext:value-type="float">
            <text:p>34</text:p>
          </table:table-cell>
          <table:table-cell table:style-name="ce5" office:value-type="string" calcext:value-type="string">
            <text:p>CONT</text:p>
          </table:table-cell>
          <table:table-cell table:style-name="ce5" office:value-type="string" calcext:value-type="string">
            <text:p>ROSE</text:p>
          </table:table-cell>
          <table:table-cell table:style-name="ce5" office:value-type="string" calcext:value-type="string">
            <text:p>y</text:p>
          </table:table-cell>
          <table:table-cell table:style-name="ce5"/>
          <table:table-cell/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table:style-name="ce5" office:value-type="float" office:value="35" calcext:value-type="float">
            <text:p>35</text:p>
          </table:table-cell>
          <table:table-cell table:style-name="ce5" office:value-type="string" calcext:value-type="string">
            <text:p>CONT</text:p>
          </table:table-cell>
          <table:table-cell table:style-name="ce5" office:value-type="string" calcext:value-type="string">
            <text:p>BOX</text:p>
          </table:table-cell>
          <table:table-cell table:style-name="ce5" office:value-type="string" calcext:value-type="string">
            <text:p>y</text:p>
          </table:table-cell>
          <table:table-cell table:style-name="ce5" office:value-type="string" calcext:value-type="string">
            <text:p>Labelled 22!</text:p>
          </table:table-cell>
          <table:table-cell/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table:style-name="ce5" office:value-type="float" office:value="36" calcext:value-type="float">
            <text:p>36</text:p>
          </table:table-cell>
          <table:table-cell table:style-name="ce5" table:number-columns-repeated="2"/>
          <table:table-cell table:style-name="ce5" office:value-type="string" calcext:value-type="string">
            <text:p>y</text:p>
          </table:table-cell>
          <table:table-cell table:style-name="ce5"/>
          <table:table-cell/>
        </table:table-row>
        <table:table-row table:style-name="ro1">
          <table:covered-table-cell/>
          <table:table-cell office:value-type="float" office:value="6" calcext:value-type="float">
            <text:p>6</text:p>
          </table:table-cell>
          <table:table-cell table:style-name="ce5" office:value-type="float" office:value="37" calcext:value-type="float">
            <text:p>37</text:p>
          </table:table-cell>
          <table:table-cell table:style-name="ce5" table:number-columns-repeated="2"/>
          <table:table-cell table:style-name="ce5" office:value-type="string" calcext:value-type="string">
            <text:p>y</text:p>
          </table:table-cell>
          <table:table-cell table:style-name="ce5"/>
          <table:table-cell/>
        </table:table-row>
        <table:table-row table:style-name="ro1">
          <table:covered-table-cell/>
          <table:table-cell office:value-type="float" office:value="7" calcext:value-type="float">
            <text:p>7</text:p>
          </table:table-cell>
          <table:table-cell table:style-name="ce5" office:value-type="float" office:value="38" calcext:value-type="float">
            <text:p>38</text:p>
          </table:table-cell>
          <table:table-cell table:style-name="ce5" table:number-columns-repeated="2"/>
          <table:table-cell table:style-name="ce5" office:value-type="string" calcext:value-type="string">
            <text:p>y</text:p>
          </table:table-cell>
          <table:table-cell table:style-name="ce5"/>
          <table:table-cell/>
        </table:table-row>
        <table:table-row table:style-name="ro1">
          <table:covered-table-cell/>
          <table:table-cell office:value-type="float" office:value="8" calcext:value-type="float">
            <text:p>8</text:p>
          </table:table-cell>
          <table:table-cell table:style-name="ce5" office:value-type="float" office:value="39" calcext:value-type="float">
            <text:p>39</text:p>
          </table:table-cell>
          <table:table-cell table:style-name="ce5" table:number-columns-repeated="4"/>
          <table:table-cell/>
        </table:table-row>
        <table:table-row table:style-name="ro1">
          <table:covered-table-cell/>
          <table:table-cell office:value-type="float" office:value="9" calcext:value-type="float">
            <text:p>9</text:p>
          </table:table-cell>
          <table:table-cell table:style-name="ce5" office:value-type="float" office:value="40" calcext:value-type="float">
            <text:p>40</text:p>
          </table:table-cell>
          <table:table-cell table:style-name="ce5" table:number-columns-repeated="4"/>
          <table:table-cell/>
        </table:table-row>
        <table:table-row table:style-name="ro1">
          <table:covered-table-cell/>
          <table:table-cell office:value-type="float" office:value="10" calcext:value-type="float">
            <text:p>10</text:p>
          </table:table-cell>
          <table:table-cell table:style-name="ce5" office:value-type="float" office:value="41" calcext:value-type="float">
            <text:p>41</text:p>
          </table:table-cell>
          <table:table-cell table:style-name="ce5" table:number-columns-repeated="4"/>
          <table:table-cell/>
        </table:table-row>
        <table:table-row table:style-name="ro1">
          <table:covered-table-cell/>
          <table:table-cell office:value-type="float" office:value="11" calcext:value-type="float">
            <text:p>11</text:p>
          </table:table-cell>
          <table:table-cell table:style-name="ce5" office:value-type="float" office:value="42" calcext:value-type="float">
            <text:p>42</text:p>
          </table:table-cell>
          <table:table-cell table:style-name="ce5" table:number-columns-repeated="4"/>
          <table:table-cell/>
        </table:table-row>
        <table:table-row table:style-name="ro1">
          <table:covered-table-cell/>
          <table:table-cell office:value-type="float" office:value="12" calcext:value-type="float">
            <text:p>12</text:p>
          </table:table-cell>
          <table:table-cell table:style-name="ce5" office:value-type="float" office:value="43" calcext:value-type="float">
            <text:p>43</text:p>
          </table:table-cell>
          <table:table-cell table:style-name="ce5" table:number-columns-repeated="4"/>
          <table:table-cell/>
        </table:table-row>
        <table:table-row table:style-name="ro1">
          <table:covered-table-cell/>
          <table:table-cell office:value-type="float" office:value="13" calcext:value-type="float">
            <text:p>13</text:p>
          </table:table-cell>
          <table:table-cell table:style-name="ce5" office:value-type="float" office:value="44" calcext:value-type="float">
            <text:p>44</text:p>
          </table:table-cell>
          <table:table-cell table:style-name="ce5" table:number-columns-repeated="4"/>
          <table:table-cell/>
        </table:table-row>
        <table:table-row table:style-name="ro1">
          <table:covered-table-cell/>
          <table:table-cell office:value-type="float" office:value="14" calcext:value-type="float">
            <text:p>14</text:p>
          </table:table-cell>
          <table:table-cell table:style-name="ce5" office:value-type="float" office:value="45" calcext:value-type="float">
            <text:p>45</text:p>
          </table:table-cell>
          <table:table-cell table:style-name="ce5" table:number-columns-repeated="4"/>
          <table:table-cell/>
        </table:table-row>
        <table:table-row table:style-name="ro1">
          <table:covered-table-cell/>
          <table:table-cell office:value-type="float" office:value="15" calcext:value-type="float">
            <text:p>15</text:p>
          </table:table-cell>
          <table:table-cell table:style-name="ce5" office:value-type="float" office:value="46" calcext:value-type="float">
            <text:p>46</text:p>
          </table:table-cell>
          <table:table-cell table:style-name="ce5" table:number-columns-repeated="4"/>
          <table:table-cell/>
        </table:table-row>
        <table:table-row table:style-name="ro1">
          <table:covered-table-cell/>
          <table:table-cell office:value-type="float" office:value="16" calcext:value-type="float">
            <text:p>16</text:p>
          </table:table-cell>
          <table:table-cell table:style-name="ce5" office:value-type="float" office:value="47" calcext:value-type="float">
            <text:p>47</text:p>
          </table:table-cell>
          <table:table-cell table:style-name="ce5" table:number-columns-repeated="4"/>
          <table:table-cell/>
        </table:table-row>
        <table:table-row table:style-name="ro1">
          <table:table-cell table:style-name="ce1" office:value-type="string" calcext:value-type="string" table:number-columns-spanned="1" table:number-rows-spanned="16">
            <text:p>Card 4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48" calcext:value-type="float">
            <text:p>48</text:p>
          </table:table-cell>
          <table:table-cell table:style-name="ce7" table:number-columns-repeated="4"/>
          <table:table-cell/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table:style-name="ce5" office:value-type="float" office:value="49" calcext:value-type="float">
            <text:p>49</text:p>
          </table:table-cell>
          <table:table-cell table:style-name="ce7" table:number-columns-repeated="4"/>
          <table:table-cell/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table:style-name="ce5" office:value-type="float" office:value="50" calcext:value-type="float">
            <text:p>50</text:p>
          </table:table-cell>
          <table:table-cell table:style-name="ce7" table:number-columns-repeated="4"/>
          <table:table-cell/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table:style-name="ce5" office:value-type="float" office:value="51" calcext:value-type="float">
            <text:p>51</text:p>
          </table:table-cell>
          <table:table-cell table:style-name="ce7" table:number-columns-repeated="4"/>
          <table:table-cell/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table:style-name="ce5" office:value-type="float" office:value="52" calcext:value-type="float">
            <text:p>52</text:p>
          </table:table-cell>
          <table:table-cell table:style-name="ce7" table:number-columns-repeated="4"/>
          <table:table-cell/>
        </table:table-row>
        <table:table-row table:style-name="ro1">
          <table:covered-table-cell/>
          <table:table-cell office:value-type="float" office:value="6" calcext:value-type="float">
            <text:p>6</text:p>
          </table:table-cell>
          <table:table-cell table:style-name="ce5" office:value-type="float" office:value="53" calcext:value-type="float">
            <text:p>53</text:p>
          </table:table-cell>
          <table:table-cell table:style-name="ce7" table:number-columns-repeated="4"/>
          <table:table-cell/>
        </table:table-row>
        <table:table-row table:style-name="ro1">
          <table:covered-table-cell/>
          <table:table-cell office:value-type="float" office:value="7" calcext:value-type="float">
            <text:p>7</text:p>
          </table:table-cell>
          <table:table-cell table:style-name="ce5" office:value-type="float" office:value="54" calcext:value-type="float">
            <text:p>54</text:p>
          </table:table-cell>
          <table:table-cell table:style-name="ce7" table:number-columns-repeated="4"/>
          <table:table-cell/>
        </table:table-row>
        <table:table-row table:style-name="ro1">
          <table:covered-table-cell/>
          <table:table-cell office:value-type="float" office:value="8" calcext:value-type="float">
            <text:p>8</text:p>
          </table:table-cell>
          <table:table-cell table:style-name="ce5" office:value-type="float" office:value="55" calcext:value-type="float">
            <text:p>55</text:p>
          </table:table-cell>
          <table:table-cell table:style-name="ce7" table:number-columns-repeated="4"/>
          <table:table-cell/>
        </table:table-row>
        <table:table-row table:style-name="ro1">
          <table:covered-table-cell/>
          <table:table-cell office:value-type="float" office:value="9" calcext:value-type="float">
            <text:p>9</text:p>
          </table:table-cell>
          <table:table-cell table:style-name="ce5" office:value-type="float" office:value="56" calcext:value-type="float">
            <text:p>56</text:p>
          </table:table-cell>
          <table:table-cell table:style-name="ce7" table:number-columns-repeated="4"/>
          <table:table-cell/>
        </table:table-row>
        <table:table-row table:style-name="ro1">
          <table:covered-table-cell/>
          <table:table-cell office:value-type="float" office:value="10" calcext:value-type="float">
            <text:p>10</text:p>
          </table:table-cell>
          <table:table-cell table:style-name="ce5" office:value-type="float" office:value="57" calcext:value-type="float">
            <text:p>57</text:p>
          </table:table-cell>
          <table:table-cell table:style-name="ce7" table:number-columns-repeated="4"/>
          <table:table-cell/>
        </table:table-row>
        <table:table-row table:style-name="ro1">
          <table:covered-table-cell/>
          <table:table-cell office:value-type="float" office:value="11" calcext:value-type="float">
            <text:p>11</text:p>
          </table:table-cell>
          <table:table-cell table:style-name="ce5" office:value-type="float" office:value="58" calcext:value-type="float">
            <text:p>58</text:p>
          </table:table-cell>
          <table:table-cell table:style-name="ce7" table:number-columns-repeated="4"/>
          <table:table-cell/>
        </table:table-row>
        <table:table-row table:style-name="ro1">
          <table:covered-table-cell/>
          <table:table-cell office:value-type="float" office:value="12" calcext:value-type="float">
            <text:p>12</text:p>
          </table:table-cell>
          <table:table-cell table:style-name="ce5" office:value-type="float" office:value="59" calcext:value-type="float">
            <text:p>59</text:p>
          </table:table-cell>
          <table:table-cell table:style-name="ce7" table:number-columns-repeated="4"/>
          <table:table-cell/>
        </table:table-row>
        <table:table-row table:style-name="ro1">
          <table:covered-table-cell/>
          <table:table-cell office:value-type="float" office:value="13" calcext:value-type="float">
            <text:p>13</text:p>
          </table:table-cell>
          <table:table-cell table:style-name="ce5" office:value-type="float" office:value="60" calcext:value-type="float">
            <text:p>60</text:p>
          </table:table-cell>
          <table:table-cell table:style-name="ce7" table:number-columns-repeated="4"/>
          <table:table-cell/>
        </table:table-row>
        <table:table-row table:style-name="ro1">
          <table:covered-table-cell/>
          <table:table-cell office:value-type="float" office:value="14" calcext:value-type="float">
            <text:p>14</text:p>
          </table:table-cell>
          <table:table-cell table:style-name="ce5" office:value-type="float" office:value="61" calcext:value-type="float">
            <text:p>61</text:p>
          </table:table-cell>
          <table:table-cell table:style-name="ce7" table:number-columns-repeated="4"/>
          <table:table-cell/>
        </table:table-row>
        <table:table-row table:style-name="ro1">
          <table:covered-table-cell/>
          <table:table-cell office:value-type="float" office:value="15" calcext:value-type="float">
            <text:p>15</text:p>
          </table:table-cell>
          <table:table-cell table:style-name="ce5" office:value-type="float" office:value="62" calcext:value-type="float">
            <text:p>62</text:p>
          </table:table-cell>
          <table:table-cell table:style-name="ce7" table:number-columns-repeated="4"/>
          <table:table-cell/>
        </table:table-row>
        <table:table-row table:style-name="ro1">
          <table:covered-table-cell/>
          <table:table-cell office:value-type="float" office:value="16" calcext:value-type="float">
            <text:p>16</text:p>
          </table:table-cell>
          <table:table-cell table:style-name="ce5" office:value-type="float" office:value="63" calcext:value-type="float">
            <text:p>63</text:p>
          </table:table-cell>
          <table:table-cell table:style-name="ce7" table:number-columns-repeated="4"/>
          <table:table-cell/>
        </table:table-row>
        <table:table-row table:style-name="ro1">
          <table:table-cell table:style-name="ce1" office:value-type="string" calcext:value-type="string" table:number-columns-spanned="1" table:number-rows-spanned="16">
            <text:p>Card 5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64" calcext:value-type="float">
            <text:p>64</text:p>
          </table:table-cell>
          <table:table-cell table:style-name="ce8" table:number-columns-repeated="4"/>
          <table:table-cell/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table:style-name="ce5" office:value-type="float" office:value="65" calcext:value-type="float">
            <text:p>65</text:p>
          </table:table-cell>
          <table:table-cell table:style-name="ce8" table:number-columns-repeated="4"/>
          <table:table-cell/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table:style-name="ce5" office:value-type="float" office:value="66" calcext:value-type="float">
            <text:p>66</text:p>
          </table:table-cell>
          <table:table-cell table:style-name="ce8" table:number-columns-repeated="4"/>
          <table:table-cell/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table:style-name="ce5" office:value-type="float" office:value="67" calcext:value-type="float">
            <text:p>67</text:p>
          </table:table-cell>
          <table:table-cell table:style-name="ce8" table:number-columns-repeated="4"/>
          <table:table-cell/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table:style-name="ce5" office:value-type="float" office:value="68" calcext:value-type="float">
            <text:p>68</text:p>
          </table:table-cell>
          <table:table-cell table:style-name="ce8" table:number-columns-repeated="4"/>
          <table:table-cell/>
        </table:table-row>
        <table:table-row table:style-name="ro1">
          <table:covered-table-cell/>
          <table:table-cell office:value-type="float" office:value="6" calcext:value-type="float">
            <text:p>6</text:p>
          </table:table-cell>
          <table:table-cell table:style-name="ce5" office:value-type="float" office:value="69" calcext:value-type="float">
            <text:p>69</text:p>
          </table:table-cell>
          <table:table-cell table:style-name="ce8" table:number-columns-repeated="4"/>
          <table:table-cell/>
        </table:table-row>
        <table:table-row table:style-name="ro1">
          <table:covered-table-cell/>
          <table:table-cell office:value-type="float" office:value="7" calcext:value-type="float">
            <text:p>7</text:p>
          </table:table-cell>
          <table:table-cell table:style-name="ce5" office:value-type="float" office:value="70" calcext:value-type="float">
            <text:p>70</text:p>
          </table:table-cell>
          <table:table-cell table:style-name="ce8" table:number-columns-repeated="4"/>
          <table:table-cell/>
        </table:table-row>
        <table:table-row table:style-name="ro1">
          <table:covered-table-cell/>
          <table:table-cell office:value-type="float" office:value="8" calcext:value-type="float">
            <text:p>8</text:p>
          </table:table-cell>
          <table:table-cell table:style-name="ce5" office:value-type="float" office:value="71" calcext:value-type="float">
            <text:p>71</text:p>
          </table:table-cell>
          <table:table-cell table:style-name="ce8" table:number-columns-repeated="4"/>
          <table:table-cell/>
        </table:table-row>
        <table:table-row table:style-name="ro1">
          <table:covered-table-cell/>
          <table:table-cell office:value-type="float" office:value="9" calcext:value-type="float">
            <text:p>9</text:p>
          </table:table-cell>
          <table:table-cell table:style-name="ce5" office:value-type="float" office:value="72" calcext:value-type="float">
            <text:p>72</text:p>
          </table:table-cell>
          <table:table-cell table:style-name="ce8" table:number-columns-repeated="4"/>
          <table:table-cell/>
        </table:table-row>
        <table:table-row table:style-name="ro1">
          <table:covered-table-cell/>
          <table:table-cell office:value-type="float" office:value="10" calcext:value-type="float">
            <text:p>10</text:p>
          </table:table-cell>
          <table:table-cell table:style-name="ce5" office:value-type="float" office:value="73" calcext:value-type="float">
            <text:p>73</text:p>
          </table:table-cell>
          <table:table-cell table:style-name="ce8" table:number-columns-repeated="4"/>
          <table:table-cell/>
        </table:table-row>
        <table:table-row table:style-name="ro1">
          <table:covered-table-cell/>
          <table:table-cell office:value-type="float" office:value="11" calcext:value-type="float">
            <text:p>11</text:p>
          </table:table-cell>
          <table:table-cell table:style-name="ce5" office:value-type="float" office:value="74" calcext:value-type="float">
            <text:p>74</text:p>
          </table:table-cell>
          <table:table-cell table:style-name="ce8" table:number-columns-repeated="4"/>
          <table:table-cell/>
        </table:table-row>
        <table:table-row table:style-name="ro1">
          <table:covered-table-cell/>
          <table:table-cell office:value-type="float" office:value="12" calcext:value-type="float">
            <text:p>12</text:p>
          </table:table-cell>
          <table:table-cell table:style-name="ce5" office:value-type="float" office:value="75" calcext:value-type="float">
            <text:p>75</text:p>
          </table:table-cell>
          <table:table-cell table:style-name="ce8" table:number-columns-repeated="4"/>
          <table:table-cell/>
        </table:table-row>
        <table:table-row table:style-name="ro1">
          <table:covered-table-cell/>
          <table:table-cell office:value-type="float" office:value="13" calcext:value-type="float">
            <text:p>13</text:p>
          </table:table-cell>
          <table:table-cell table:style-name="ce5" office:value-type="float" office:value="76" calcext:value-type="float">
            <text:p>76</text:p>
          </table:table-cell>
          <table:table-cell table:style-name="ce8" table:number-columns-repeated="4"/>
          <table:table-cell/>
        </table:table-row>
        <table:table-row table:style-name="ro1">
          <table:covered-table-cell/>
          <table:table-cell office:value-type="float" office:value="14" calcext:value-type="float">
            <text:p>14</text:p>
          </table:table-cell>
          <table:table-cell table:style-name="ce5" office:value-type="float" office:value="77" calcext:value-type="float">
            <text:p>77</text:p>
          </table:table-cell>
          <table:table-cell table:style-name="ce8" table:number-columns-repeated="4"/>
          <table:table-cell/>
        </table:table-row>
        <table:table-row table:style-name="ro1">
          <table:covered-table-cell/>
          <table:table-cell office:value-type="float" office:value="15" calcext:value-type="float">
            <text:p>15</text:p>
          </table:table-cell>
          <table:table-cell table:style-name="ce5" office:value-type="float" office:value="78" calcext:value-type="float">
            <text:p>78</text:p>
          </table:table-cell>
          <table:table-cell table:style-name="ce8" table:number-columns-repeated="4"/>
          <table:table-cell/>
        </table:table-row>
        <table:table-row table:style-name="ro1">
          <table:covered-table-cell/>
          <table:table-cell office:value-type="float" office:value="16" calcext:value-type="float">
            <text:p>16</text:p>
          </table:table-cell>
          <table:table-cell table:style-name="ce5" office:value-type="float" office:value="79" calcext:value-type="float">
            <text:p>79</text:p>
          </table:table-cell>
          <table:table-cell table:style-name="ce8" table:number-columns-repeated="4"/>
          <table:table-cell/>
        </table:table-row>
        <table:table-row table:style-name="ro1">
          <table:table-cell table:style-name="ce1" office:value-type="string" calcext:value-type="string" table:number-columns-spanned="1" table:number-rows-spanned="16">
            <text:p>Card 6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80" calcext:value-type="float">
            <text:p>80</text:p>
          </table:table-cell>
          <table:table-cell table:style-name="ce9" table:number-columns-repeated="4"/>
          <table:table-cell/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table:style-name="ce5" office:value-type="float" office:value="81" calcext:value-type="float">
            <text:p>81</text:p>
          </table:table-cell>
          <table:table-cell table:style-name="ce9" table:number-columns-repeated="4"/>
          <table:table-cell/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table:style-name="ce5" office:value-type="float" office:value="82" calcext:value-type="float">
            <text:p>82</text:p>
          </table:table-cell>
          <table:table-cell table:style-name="ce9" table:number-columns-repeated="4"/>
          <table:table-cell/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table:style-name="ce5" office:value-type="float" office:value="83" calcext:value-type="float">
            <text:p>83</text:p>
          </table:table-cell>
          <table:table-cell table:style-name="ce9" table:number-columns-repeated="4"/>
          <table:table-cell/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table:style-name="ce5" office:value-type="float" office:value="84" calcext:value-type="float">
            <text:p>84</text:p>
          </table:table-cell>
          <table:table-cell table:style-name="ce9" table:number-columns-repeated="4"/>
          <table:table-cell/>
        </table:table-row>
        <table:table-row table:style-name="ro1">
          <table:covered-table-cell/>
          <table:table-cell office:value-type="float" office:value="6" calcext:value-type="float">
            <text:p>6</text:p>
          </table:table-cell>
          <table:table-cell table:style-name="ce5" office:value-type="float" office:value="85" calcext:value-type="float">
            <text:p>85</text:p>
          </table:table-cell>
          <table:table-cell table:style-name="ce9" table:number-columns-repeated="4"/>
          <table:table-cell/>
        </table:table-row>
        <table:table-row table:style-name="ro1">
          <table:covered-table-cell/>
          <table:table-cell office:value-type="float" office:value="7" calcext:value-type="float">
            <text:p>7</text:p>
          </table:table-cell>
          <table:table-cell table:style-name="ce5" office:value-type="float" office:value="86" calcext:value-type="float">
            <text:p>86</text:p>
          </table:table-cell>
          <table:table-cell table:style-name="ce9" table:number-columns-repeated="4"/>
          <table:table-cell/>
        </table:table-row>
        <table:table-row table:style-name="ro1">
          <table:covered-table-cell/>
          <table:table-cell office:value-type="float" office:value="8" calcext:value-type="float">
            <text:p>8</text:p>
          </table:table-cell>
          <table:table-cell table:style-name="ce5" office:value-type="float" office:value="87" calcext:value-type="float">
            <text:p>87</text:p>
          </table:table-cell>
          <table:table-cell table:style-name="ce9" table:number-columns-repeated="4"/>
          <table:table-cell/>
        </table:table-row>
        <table:table-row table:style-name="ro1">
          <table:covered-table-cell/>
          <table:table-cell office:value-type="float" office:value="9" calcext:value-type="float">
            <text:p>9</text:p>
          </table:table-cell>
          <table:table-cell table:style-name="ce5" office:value-type="float" office:value="88" calcext:value-type="float">
            <text:p>88</text:p>
          </table:table-cell>
          <table:table-cell table:style-name="ce9" table:number-columns-repeated="4"/>
          <table:table-cell/>
        </table:table-row>
        <table:table-row table:style-name="ro1">
          <table:covered-table-cell/>
          <table:table-cell office:value-type="float" office:value="10" calcext:value-type="float">
            <text:p>10</text:p>
          </table:table-cell>
          <table:table-cell table:style-name="ce5" office:value-type="float" office:value="89" calcext:value-type="float">
            <text:p>89</text:p>
          </table:table-cell>
          <table:table-cell table:style-name="ce9" table:number-columns-repeated="4"/>
          <table:table-cell/>
        </table:table-row>
        <table:table-row table:style-name="ro1">
          <table:covered-table-cell/>
          <table:table-cell office:value-type="float" office:value="11" calcext:value-type="float">
            <text:p>11</text:p>
          </table:table-cell>
          <table:table-cell table:style-name="ce5" office:value-type="float" office:value="90" calcext:value-type="float">
            <text:p>90</text:p>
          </table:table-cell>
          <table:table-cell table:style-name="ce9" table:number-columns-repeated="4"/>
          <table:table-cell/>
        </table:table-row>
        <table:table-row table:style-name="ro1">
          <table:covered-table-cell/>
          <table:table-cell office:value-type="float" office:value="12" calcext:value-type="float">
            <text:p>12</text:p>
          </table:table-cell>
          <table:table-cell table:style-name="ce5" office:value-type="float" office:value="91" calcext:value-type="float">
            <text:p>91</text:p>
          </table:table-cell>
          <table:table-cell table:style-name="ce9" table:number-columns-repeated="4"/>
          <table:table-cell/>
        </table:table-row>
        <table:table-row table:style-name="ro1">
          <table:covered-table-cell/>
          <table:table-cell office:value-type="float" office:value="13" calcext:value-type="float">
            <text:p>13</text:p>
          </table:table-cell>
          <table:table-cell table:style-name="ce5" office:value-type="float" office:value="92" calcext:value-type="float">
            <text:p>92</text:p>
          </table:table-cell>
          <table:table-cell table:style-name="ce9" table:number-columns-repeated="4"/>
          <table:table-cell/>
        </table:table-row>
        <table:table-row table:style-name="ro1">
          <table:covered-table-cell/>
          <table:table-cell office:value-type="float" office:value="14" calcext:value-type="float">
            <text:p>14</text:p>
          </table:table-cell>
          <table:table-cell table:style-name="ce5" office:value-type="float" office:value="93" calcext:value-type="float">
            <text:p>93</text:p>
          </table:table-cell>
          <table:table-cell table:style-name="ce9" table:number-columns-repeated="4"/>
          <table:table-cell/>
        </table:table-row>
        <table:table-row table:style-name="ro1">
          <table:covered-table-cell/>
          <table:table-cell office:value-type="float" office:value="15" calcext:value-type="float">
            <text:p>15</text:p>
          </table:table-cell>
          <table:table-cell table:style-name="ce5" office:value-type="float" office:value="94" calcext:value-type="float">
            <text:p>94</text:p>
          </table:table-cell>
          <table:table-cell table:style-name="ce9" table:number-columns-repeated="4"/>
          <table:table-cell/>
        </table:table-row>
        <table:table-row table:style-name="ro1">
          <table:covered-table-cell/>
          <table:table-cell office:value-type="float" office:value="16" calcext:value-type="float">
            <text:p>16</text:p>
          </table:table-cell>
          <table:table-cell table:style-name="ce5" office:value-type="float" office:value="95" calcext:value-type="float">
            <text:p>95</text:p>
          </table:table-cell>
          <table:table-cell table:style-name="ce9" table:number-columns-repeated="4"/>
          <table:table-cell/>
        </table:table-row>
        <table:table-row table:style-name="ro1" table:number-rows-repeated="1048479">
          <table:table-cell table:number-columns-repeated="8"/>
        </table:table-row>
        <table:table-row table:style-name="ro1">
          <table:table-cell table:number-columns-repeated="8"/>
        </table:table-row>
        <calcext:conditional-formats>
          <calcext:conditional-format calcext:target-range-address="Sheet1.D4:Sheet1.D4">
            <calcext:condition calcext:apply-style-name="Untitled1" calcext:value="=cont" calcext:base-cell-address="Sheet2.D4"/>
          </calcext:conditional-format>
        </calcext:conditional-formats>
      </table:table>
      <table:table table:name="Sheet2" table:style-name="ta1">
        <table:table-column table:style-name="co2" table:default-cell-style-name="ce12"/>
        <table:table-column table:style-name="co3" table:number-columns-repeated="1023" table:default-cell-style-name="ce12"/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NENOME</text:p>
          </table:table-cell>
          <table:table-cell table:number-columns-repeated="102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ANENOME</text:p>
          </table:table-cell>
          <table:table-cell table:number-columns-repeated="102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ANENOME</text:p>
          </table:table-cell>
          <table:table-cell table:number-columns-repeated="102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ANENOME</text:p>
          </table:table-cell>
          <table:table-cell table:number-columns-repeated="102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ANENOME</text:p>
          </table:table-cell>
          <table:table-cell table:number-columns-repeated="102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BANDAGE</text:p>
          </table:table-cell>
          <table:table-cell table:number-columns-repeated="102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BANDAGE</text:p>
          </table:table-cell>
          <table:table-cell table:number-columns-repeated="102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OX</text:p>
          </table:table-cell>
          <table:table-cell table:number-columns-repeated="102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OX</text:p>
          </table:table-cell>
          <table:table-cell table:number-columns-repeated="102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BOX</text:p>
          </table:table-cell>
          <table:table-cell table:number-columns-repeated="102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BOX</text:p>
          </table:table-cell>
          <table:table-cell table:number-columns-repeated="102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BOX</text:p>
          </table:table-cell>
          <table:table-cell table:number-columns-repeated="102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BOX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ULB</text:p>
          </table:table-cell>
          <table:table-cell table:number-columns-repeated="102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ULB</text:p>
          </table:table-cell>
          <table:table-cell table:number-columns-repeated="102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RUCIFIX</text:p>
          </table:table-cell>
          <table:table-cell table:number-columns-repeated="102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RUCIFIX</text:p>
          </table:table-cell>
          <table:table-cell table:number-columns-repeated="102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RUCIFIX</text:p>
          </table:table-cell>
          <table:table-cell table:number-columns-repeated="102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RUCIFIX</text:p>
          </table:table-cell>
          <table:table-cell table:number-columns-repeated="102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CRUCIFIX</text:p>
          </table:table-cell>
          <table:table-cell table:number-columns-repeated="102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CRUCIFIX</text:p>
          </table:table-cell>
          <table:table-cell table:number-columns-repeated="102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CRUCIFIX</text:p>
          </table:table-cell>
          <table:table-cell table:number-columns-repeated="102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OTHING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ROSE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OSE</text:p>
          </table:table-cell>
          <table:table-cell table:number-columns-repeated="102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OSE</text:p>
          </table:table-cell>
          <table:table-cell table:number-columns-repeated="102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ROSE</text:p>
          </table:table-cell>
          <table:table-cell table:number-columns-repeated="102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ROSE</text:p>
          </table:table-cell>
          <table:table-cell table:number-columns-repeated="102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ROSE</text:p>
          </table:table-cell>
          <table:table-cell table:number-columns-repeated="102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ROSE</text:p>
          </table:table-cell>
          <table:table-cell table:number-columns-repeated="102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ROSE</text:p>
          </table:table-cell>
          <table:table-cell table:number-columns-repeated="102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ROSE</text:p>
          </table:table-cell>
          <table:table-cell table:number-columns-repeated="102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ROSE</text:p>
          </table:table-cell>
          <table:table-cell table:number-columns-repeated="102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SHIT</text:p>
          </table:table-cell>
          <table:table-cell table:number-columns-repeated="102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SHIT</text:p>
          </table:table-cell>
          <table:table-cell table:number-columns-repeated="102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HIT</text:p>
          </table:table-cell>
          <table:table-cell table:number-columns-repeated="1022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1023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1023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1023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1023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1023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1023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1023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1023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1023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1023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1023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1023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1023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1023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1023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1023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1023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1023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1023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1023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1023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1023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1023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1023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1023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1023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1023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1023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1023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1023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1023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1023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1023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1023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1023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1023"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1023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1023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1023"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1023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1023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1023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1023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1023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1023"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1023"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1023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1023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1023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1023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1023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1023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1023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1023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1023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1023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1023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1023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1023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1023"/>
        </table:table-row>
        <table:table-row table:style-name="ro1" table:number-rows-repeated="104847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B1:Sheet1.G1048576" table:contains-header="false">
          <table:sort>
            <table:sort-by table:field-number="4" table:data-type="automatic"/>
          </table:sort>
        </table:database-range>
        <table:database-range table:name="__Anonymous_Sheet_DB__1" table:target-range-address="Sheet2.A1:Sheet2.B1048576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ffff0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2">00/00/0000</text:date>, <text:time style:data-style-name="N2" text:time-value="07:43:10.19103126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7T11:17:58.173390433</meta:creation-date>
    <dc:date>2018-09-02T13:36:34.890153786</dc:date>
    <meta:editing-duration>PT21H49M14S</meta:editing-duration>
    <meta:editing-cycles>69</meta:editing-cycles>
    <meta:generator>LibreOffice/5.2.7.2$Linux_ARM_EABI LibreOffice_project/20m0$Build-2</meta:generator>
    <meta:document-statistic meta:table-count="2" meta:cell-count="459" meta:object-count="0"/>
  </office:meta>
</office:document-meta>
</file>